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5fe2" officeooo:paragraph-rsid="000afbd1"/>
    </style:style>
    <style:style style:name="P2" style:family="paragraph" style:parent-style-name="Standard">
      <style:text-properties officeooo:rsid="000cc33f" officeooo:paragraph-rsid="000cc33f"/>
    </style:style>
    <style:style style:name="T1" style:family="text">
      <style:text-properties officeooo:rsid="000afb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I started on this journey of learning test driven development, I went <text:span text:style-name="T1">on</text:span> to look at <text:span text:style-name="T1">A</text:span>ngular 2, <text:s/>primarily because it was what I was pridominantly busy with. I pondered about whether to write tests for my HTML or just my Typescript/<text:span text:style-name="T1">Javscript</text:span>. This went on for some months, <text:span text:style-name="T1">how can we as developers make sure nothing dynamic broke the static, how can we make sure that every piece of code you want to render, renders and is what it is expaected to be. </text:span></text:p>
      <text:p text:style-name="P1"/>
      <text:p text:style-name="P1"><text:span text:style-name="T1">There is also no bettter way to document a system than to write tests that describe what every piece of code or functionality should do. Things brings me to why I went TDD. I say TDD because once you really understand the power of TDD you will never looking back, you deliver code with confidence, you are able to refactor code and not worry about what else you are affecting because the tests will tell you exactly what you affected by your change. <text:s/>This for me was enough to take on a Test-Driven-Development approach to building software.</text:span></text:p>
      <text:p text:style-name="P1"/>
      <text:p text:style-name="P2">How I went about writing test would be starting by building one component at a time and testing that component’s functionality and its intergration. </text:p>
      <text:p text:style-name="P2"/>
      <text:p text:style-name="P2">The approach chosen here is a top down approach where I worked from user specifications and the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6:55:08.900397867</meta:creation-date>
    <meta:generator>LibreOffice/5.1.6.2$Linux_X86_64 LibreOffice_project/10m0$Build-2</meta:generator>
    <dc:date>2017-04-26T07:22:27.598793007</dc:date>
    <meta:editing-duration>PT6M15S</meta:editing-duration>
    <meta:editing-cycles>1</meta:editing-cycles>
    <meta:document-statistic meta:table-count="0" meta:image-count="0" meta:object-count="0" meta:page-count="1" meta:paragraph-count="4" meta:word-count="224" meta:character-count="1256" meta:non-whitespace-character-count="1032"/>
  </office:meta>
</office:document-meta>
</file>